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f17b"/>
    </style:style>
    <style:style style:name="P2" style:family="paragraph" style:parent-style-name="Text_20_body">
      <style:text-properties officeooo:paragraph-rsid="00163eef"/>
    </style:style>
    <style:style style:name="P3" style:family="paragraph" style:parent-style-name="Text_20_body">
      <style:text-properties officeooo:paragraph-rsid="001a47e4"/>
    </style:style>
    <style:style style:name="P4" style:family="paragraph" style:parent-style-name="Text_20_body">
      <style:text-properties officeooo:paragraph-rsid="001c224f"/>
    </style:style>
    <style:style style:name="P5" style:family="paragraph" style:parent-style-name="Heading_20_2">
      <style:text-properties officeooo:paragraph-rsid="0014f17b"/>
    </style:style>
    <style:style style:name="P6" style:family="paragraph" style:parent-style-name="Heading_20_1">
      <style:text-properties officeooo:paragraph-rsid="0014f17b"/>
    </style:style>
    <style:style style:name="P7" style:family="paragraph" style:parent-style-name="Heading_20_3">
      <style:text-properties officeooo:paragraph-rsid="0014f17b"/>
    </style:style>
    <style:style style:name="P8" style:family="paragraph" style:parent-style-name="Heading_20_3">
      <style:text-properties officeooo:paragraph-rsid="00155879"/>
    </style:style>
    <style:style style:name="T1" style:family="text">
      <style:text-properties officeooo:rsid="0014f17b"/>
    </style:style>
    <style:style style:name="T2" style:family="text">
      <style:text-properties officeooo:rsid="00155879"/>
    </style:style>
    <style:style style:name="T3" style:family="text">
      <style:text-properties officeooo:rsid="00163eef"/>
    </style:style>
    <style:style style:name="T4" style:family="text">
      <style:text-properties officeooo:rsid="0016c19b"/>
    </style:style>
    <style:style style:name="T5" style:family="text">
      <style:text-properties officeooo:rsid="001898fc"/>
    </style:style>
    <style:style style:name="T6" style:family="text">
      <style:text-properties officeooo:rsid="00195ed8"/>
    </style:style>
    <style:style style:name="T7" style:family="text">
      <style:text-properties officeooo:rsid="001a47e4"/>
    </style:style>
    <style:style style:name="T8" style:family="text">
      <style:text-properties officeooo:rsid="001c224f"/>
    </style:style>
    <style:style style:name="T9" style:family="text">
      <style:text-properties officeooo:rsid="001c4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Tower Requirements</text:span></text:h>
      <text:p text:style-name="P1"><text:span text:style-name="T1"/></text:p>
      <text:h text:style-name="P5" text:outline-level="2"><text:span text:style-name="T1">Summary</text:span></text:h>
      <text:h text:style-name="P7" text:outline-level="3"><text:span text:style-name="T1">Plot</text:span></text:h>
      <text:p text:style-name="P1"><text:span text:style-name="T1">As a recently kidnapped princess, you aren't going to wait for a man to save you, you're going to escape all on your own.</text:span></text:p>
      <text:h text:style-name="P8" text:outline-level="3"><text:span text:style-name="T2">Gameplay</text:span></text:h>
      <text:p text:style-name="P2"><text:span text:style-name="T2">The game will be similar to “</text:span><text:span text:style-name="T6">Nethack</text:span><text:span text:style-name="T2">”, </text:span><text:span text:style-name="T6">but realtime</text:span><text:span text:style-name="T2">. </text:span><text:span text:style-name="T3">The game will focus on combat and action strategy instead of puzzle solving. As such, t</text:span><text:span text:style-name="T2">he </text:span><text:span text:style-name="T3">progression</text:span><text:span text:style-name="T2"> will be linear </text:span><text:span text:style-name="T3">'zone based', with alternate paths through a single zone</text:span><text:span text:style-name="T2"> </text:span><text:span text:style-name="T3">and</text:span><text:span text:style-name="T2"> with many unique items to use </text:span><text:span text:style-name="T3">for combat and gaining access to special zones. </text:span><text:span text:style-name="T4">The Item spawning will be randomized </text:span><text:span text:style-name="T5">(think L4D)</text:span><text:span text:style-name="T4">.</text:span><text:span text:style-name="T2"> </text:span><text:span text:style-name="T6">There will be no leveling.</text:span></text:p>
      <text:h text:style-name="P5" text:outline-level="2"><text:span text:style-name="T1">Functional Requirements</text:span></text:h>
      <text:p text:style-name="P3"><text:span text:style-name="T7"/></text:p>
      <text:h text:style-name="P8" text:outline-level="3"><text:span text:style-name="T2">Controls</text:span></text:h>
      <text:p text:style-name="P3"><text:span text:style-name="T7">Arrows – move character</text:span></text:p>
      <text:p text:style-name="P3"><text:span text:style-name="T7">Z – attack</text:span></text:p>
      <text:p text:style-name="P3"><text:span text:style-name="T7">X – pickup/throw</text:span></text:p>
      <text:p text:style-name="P3"><text:span text:style-name="T7"/></text:p>
      <text:h text:style-name="P5" text:outline-level="2"><text:span text:style-name="T1">Technical Requirements</text:span></text:h>
      <text:p text:style-name="P3"><text:span text:style-name="T7">Characters </text:span><text:span text:style-name="T8">and items </text:span><text:span text:style-name="T7">drawn as 2D billboards</text:span></text:p>
      <text:p text:style-name="P4"><text:span text:style-name="T8">Lua scriptable </text:span><text:span text:style-name="T9">enemies and </text:span><text:span text:style-name="T8">items</text:span></text:p>
      <text:p text:style-name="P3"><text:span text:style-name="T7">Environments draw with 3D models</text:span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7:03:57</meta:creation-date>
    <dc:date>2013-07-08T17:19:14</dc:date>
    <meta:editing-duration>PT10M35S</meta:editing-duration>
    <meta:editing-cycles>10</meta:editing-cycles>
    <meta:generator>LibreOffice/4.0.4.2$Linux_X86_64 LibreOffice_project/400m0$Build-2</meta:generator>
    <meta:document-statistic meta:table-count="0" meta:image-count="0" meta:object-count="0" meta:page-count="1" meta:paragraph-count="15" meta:word-count="124" meta:character-count="752" meta:non-whitespace-character-count="640"/>
  </office:meta>
</office:document-meta>
</file>